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0in" fo:margin-right="0in" fo:text-indent="0.0783in" style:auto-text-indent="false"/>
    </style:style>
    <style:style style:name="P6" style:family="paragraph" style:parent-style-name="Standard">
      <style:paragraph-properties fo:margin-left="0in" fo:margin-right="0in" fo:text-indent="0.0783in" style:auto-text-indent="false"/>
      <style:text-properties fo:color="#595959" style:font-name="Lato" style:font-name-asian="Lato1" style:font-name-complex="Lato1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text-indent="0in" style:auto-text-indent="false"/>
    </style:style>
    <style:style style:name="P23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24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8" style:family="paragraph" style:parent-style-name="Heading_20_1" style:list-style-name="WWNum2"/>
    <style:style style:name="P29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30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1" style:family="text">
      <style:text-properties fo:font-variant="small-caps" fo:color="#336633" fo:font-size="16pt" style:font-size-asian="16pt" style:font-size-complex="16pt"/>
    </style:style>
    <style:style style:name="T22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3" style:family="text">
      <style:text-properties fo:font-variant="small-caps" fo:color="#669966" fo:font-size="14pt" style:font-size-asian="14pt" style:font-size-complex="14pt"/>
    </style:style>
    <style:style style:name="T24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6" style:family="text">
      <style:text-properties fo:font-weight="bold" style:font-weight-asian="bold"/>
    </style:style>
    <style:style style:name="T27" style:family="text">
      <style:text-properties fo:color="#1155cc" style:text-underline-style="solid" style:text-underline-width="auto" style:text-underline-color="font-color"/>
    </style:style>
    <style:style style:name="T28" style:family="text">
      <style:text-properties style:text-underline-style="none"/>
    </style:style>
    <style:style style:name="T29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aczyuw2yex2w"/><text:span text:style-name="T1">Desarrollo Web en Entorno Cliente</text:span><text:span text:style-name="T2"><text:line-break/></text:span><text:span text:style-name="T3">UD 09. Introducción a jQuery - Actividades 02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3"/>
      <text:p text:style-name="P4"><text:span text:style-name="T5">Actualizado Octubre 2020</text:span></text:p>
      <text:p text:style-name="P6"/>
      <text:p text:style-name="P6"/>
      <text:p text:style-name="P6"/>
      <text:p text:style-name="P5"><text:span text:style-name="T12">Licencia</text:span></text:p>
      <text:p text:style-name="P8"/>
      <text:p text:style-name="P7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7">Nomenclatura</text:span></text:p>
      <text:p text:style-name="P10"><text:span text:style-name="T8">A lo largo de este tema se utilizarán distintos símbolos para distinguir elementos importantes dentro del contenido. Estos símbolos son:</text:span></text:p>
      <text:p text:style-name="P11"/>
      <text:p text:style-name="P12"><text:span text:style-name="T16">📖 </text:span><text:span text:style-name="T9">Importante</text:span></text:p>
      <text:p text:style-name="P13"/>
      <text:p text:style-name="P12"><text:span text:style-name="T17">❕</text:span><text:span text:style-name="T10"> </text:span><text:span text:style-name="T9">Atención</text:span></text:p>
      <text:p text:style-name="P13"/>
      <text:p text:style-name="P12"><text:span text:style-name="T11">💬</text:span><text:span text:style-name="T9"> Interesante</text:span></text:p>
      <text:p text:style-name="P29"/>
      <text:p text:style-name="P14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span text:style-name="T19">1. </text:span><text:a xlink:type="simple" xlink:href="#_4owcmsjlyn6b" text:style-name="Index_20_Link" text:visited-style-name="Index_20_Link"><text:span text:style-name="T15">Actividad 1</text:span></text:a><text:span text:style-name="T15"><text:tab/>3</text:span></text:p>
          <text:p text:style-name="P20"><text:span text:style-name="T15">2. </text:span><text:a xlink:type="simple" xlink:href="#_evqjf0sz91st" text:style-name="Index_20_Link" text:visited-style-name="Index_20_Link"><text:span text:style-name="T15">Actividad 2</text:span></text:a><text:span text:style-name="T15"><text:tab/>3</text:span></text:p>
          <text:p text:style-name="P20"><text:span text:style-name="T15">3. </text:span><text:a xlink:type="simple" xlink:href="#_7a8y283gln2c" text:style-name="Index_20_Link" text:visited-style-name="Index_20_Link"><text:span text:style-name="T15">Actividad 3</text:span></text:a><text:span text:style-name="T15"><text:tab/>4</text:span></text:p>
          <text:p text:style-name="P21"><text:soft-page-break/><text:span text:style-name="T15">4. </text:span><text:a xlink:type="simple" xlink:href="#_38awkmbxrd5h" text:style-name="Index_20_Link" text:visited-style-name="Index_20_Link"><text:span text:style-name="T15">Autores (en orden alfabético)</text:span></text:a><text:span text:style-name="T15"><text:tab/>4</text:span></text:p>
        </text:index-body>
      </text:table-of-content>
      <text:p text:style-name="P18"><text:span text:style-name="T20">UD0</text:span><text:span text:style-name="T21">9</text:span><text:span text:style-name="T22">. Introducción a jQuer</text:span><text:span text:style-name="T21">y - Actividades 02</text:span></text:p>
      <text:p text:style-name="P23"><text:span text:style-name="T16">📖 </text:span><text:span text:style-name="T26">Importante 1: </text:span>no intentes copiar ejercicios ni tan siquiera “ver un poco” código de otros compañeros. Es el mayor error de quien empieza a programar, ya que luego no sabe resolver problemas por sí mismo y da una falsa sensación de aprendizaje.</text:p>
      <text:p text:style-name="Standard"/>
      <text:p text:style-name="P23"><text:span text:style-name="T16">📖 </text:span><text:span text:style-name="T26">Importante 2: </text:span>si en programación algo no sale a la primera... es totalmente normal. Es parte del aprendizaje. ¿Cómo crees que aprendieron los mejores programadores?</text:p>
      <text:list xml:id="list531071658" text:style-name="WWNum2">
        <text:list-item>
          <text:p text:style-name="P28"><text:bookmark text:name="_4owcmsjlyn6b"/>Actividad 1</text:p>
        </text:list-item>
      </text:list>
      <text:p text:style-name="P22">Calcular números primos es una tarea costosa pero útil en diversos campos, sobre todo en la criptografía.</text:p>
      <text:p text:style-name="P22">Tenemos en <text:a xlink:type="simple" xlink:href="https://apuntesfpinformatica.e/DWEC/EjercicioUD9-1AJAX.php" text:style-name="ListLabel_20_19" text:visited-style-name="ListLabel_20_19"><text:span text:style-name="T27">https://apuntesfpinformatica.e/DWEC/EjercicioUD9-1AJAX.php</text:span></text:a> un servidor que dado un número enviado por POST te dice si es primo.</text:p>
      <text:p text:style-name="P22">Nosotros queremos saber si es primo y además palíndromo. El cálculo de si es primo se hará en el servidor y el cálculo de si es palíndromo en el cliente. </text:p>
      <text:p text:style-name="P22"><text:span text:style-name="T26">Ejemplos:</text:span></text:p>
      <text:list xml:id="list691435793" text:style-name="WWNum3">
        <text:list-item>
          <text:p text:style-name="P24">5 es primo y palíndromo</text:p>
        </text:list-item>
        <text:list-item>
          <text:p text:style-name="P25">11 es primo y palíndromo</text:p>
        </text:list-item>
        <text:list-item>
          <text:p text:style-name="P25">17 es primo y no palíndromo</text:p>
        </text:list-item>
        <text:list-item>
          <text:p text:style-name="P25">4 no es primo pero si palíndromo</text:p>
        </text:list-item>
        <text:list-item>
          <text:p text:style-name="P25">22 no es primo pero si palíndromo</text:p>
        </text:list-item>
        <text:list-item>
          <text:p text:style-name="P26">14 no es primo ni palíndromo</text:p>
        </text:list-item>
      </text:list>
      <text:list xml:id="list61315298682129" text:continue-list="list531071658" text:style-name="WWNum2">
        <text:list-item>
          <text:p text:style-name="P28"><text:bookmark text:name="_evqjf0sz91st"/>Actividad 2</text:p>
        </text:list-item>
      </text:list>
      <text:p text:style-name="P22">Realiza una web que tenga un botón “Obtener sopa de letras”. Cuando se pulse este botón, obtendrá mediante AJAX una sopa de letras (en formato array de cadenas) y las palabras a buscar (también en un array de cadenas). </text:p>
      <text:p text:style-name="P22">Por simplicidad, esta sopa de letras solo se resolverá en horizontal y leyendo de izquierda a derecha.</text:p>
      <text:p text:style-name="P22">Al recibirla, cargará en pantalla la sopa de letras (mediante una tabla) y un combo-box donde estará el texto “Ninguna seleccionada” y después algunas palabras (presentes o no).</text:p>
      <text:p text:style-name="P22">Al modificar ese combo-box se actualizarán los valores de un div con id=”resultado”. Si se elige “Ninguna seleccionada” el div indicará “No hay ninguna palabra seleccionada”.</text:p>
      <text:p text:style-name="P22">Si se selecciona una palabra, indicará en qué lugar de la sopa de letras está su primera letra y en cual su última, tomando las posiciones 0,0 como las iniciales.</text:p>
      <text:p text:style-name="P22"><text:span text:style-name="T26">Por ejemplo:</text:span></text:p>
      <text:p text:style-name="P22">AASOPAB</text:p>
      <text:p text:style-name="P22">XFGHZXX</text:p>
      <text:p text:style-name="P22">Si buscamos SOPA, nos dirá la posición inicial x=2,y=0 , posición final x=5,y=0.</text:p>
      <text:p text:style-name="P22">Las palabras podrán estar en <text:span text:style-name="T29">horizontal únicamente</text:span> y se leerán de izquierda a derecha (horizontal) .</text:p>
      <text:p text:style-name="P22"><text:soft-page-break/>Recordad, que si en cualquier momento pulsamos el botón “Obtener sopa de letras”, se recargará dinámicamente la sopa de letras y sus palabras.</text:p>
      <text:p text:style-name="P22">Tenéis un ejemplo de servidor de sopas de letas adjunto al enunciado y funcionando en <text:a xlink:type="simple" xlink:href="https://apuntesfpinformatica.es/DWEC/EjercicioUD9-2AJAX.php" text:style-name="ListLabel_20_19" text:visited-style-name="ListLabel_20_19"><text:span text:style-name="T27">https://apuntesfpinformatica.es/DWEC/EjercicioUD9-2AJAX.php</text:span></text:a></text:p>
      <text:list xml:id="list61316212772974" text:continue-numbering="true" text:style-name="WWNum2">
        <text:list-item>
          <text:p text:style-name="P28"><text:bookmark text:name="_7a8y283gln2c"/>Actividad 3</text:p>
        </text:list-item>
      </text:list>
      <text:p text:style-name="Standard">Investiga APIs que se puedan usar con AJAX de los principales sitios de Internet, compartiendo ejemplos proporcionado por terceros o tuyos propios. ¡Comparte lo encontrado usando el foro!</text:p>
      <text:list xml:id="list61316168978157" text:continue-numbering="true" text:style-name="WWNum2">
        <text:list-item>
          <text:p text:style-name="P28"><text:bookmark text:name="_38awkmbxrd5h"/>Autores (en orden alfabético)</text:p>
        </text:list-item>
      </text:list>
      <text:p text:style-name="P22">A continuación ofrecemos en orden alfabético el listado de autores que han hecho aportaciones a este documento:</text:p>
      <text:list xml:id="list1737500502" text:style-name="WWNum1">
        <text:list-item>
          <text:p text:style-name="P27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0</text:span><text:span text:style-name="MT2">9</text:span><text:span text:style-name="MT1">. </text:span><text:span text:style-name="MT2">Introducción a jQuery</text:span><text:span text:style-name="MT1"> - Actividades 0</text:span><text:span text:style-name="MT2">2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09 - Página</text:span><text:span text:style-name="MT1">.</text:span><text:page-number text:select-page="current">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4" meta:paragraph-count="49" meta:word-count="583" meta:character-count="3522" meta:non-whitespace-character-count="2992"/>
    <meta:generator>LibreOfficeDev/6.0.5.2$Linux_X86_64 LibreOffice_project/</meta:generator>
  </office:meta>
</office:document-meta>
</file>